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2" style:family="table">
      <style:table-properties style:width="6.4264in" fo:margin-left="0.5701in" fo:margin-right="0.0035in" fo:margin-top="0in" fo:margin-bottom="0.1in" table:align="margins"/>
    </style:style>
    <style:style style:name="Table2.A" style:family="table-column">
      <style:table-column-properties style:column-width="1.1736in" style:rel-column-width="11968*"/>
    </style:style>
    <style:style style:name="Table2.B" style:family="table-column">
      <style:table-column-properties style:column-width="5.2528in" style:rel-column-width="53567*"/>
    </style:style>
    <style:style style:name="Table2.A1" style:family="table-cell">
      <style:table-cell-properties fo:padding-left="0in" fo:padding-right="0in" fo:padding-top="0in" fo:padding-bottom="0.0799in" fo:border="none"/>
    </style:style>
    <style:style style:name="P1" style:family="paragraph" style:parent-style-name="Subtitle">
      <style:text-properties officeooo:paragraph-rsid="0011b57a"/>
    </style:style>
    <style:style style:name="P2" style:family="paragraph" style:parent-style-name="Text_20_body">
      <style:text-properties officeooo:paragraph-rsid="0011b57a"/>
    </style:style>
    <style:style style:name="P3" style:family="paragraph" style:parent-style-name="Title">
      <style:text-properties officeooo:rsid="0011b57a" officeooo:paragraph-rsid="0011b57a"/>
    </style:style>
    <style:style style:name="P4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Text_20_body" style:list-style-name="L1">
      <style:paragraph-properties fo:margin-left="0.9846in" fo:margin-right="0in" fo:text-indent="-0.25in" style:auto-text-indent="false"/>
    </style:style>
    <style:style style:name="T1" style:family="text">
      <style:text-properties officeooo:rsid="0011b5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for Radio Shack 22-812 Digital Multimeter</text:p>
      <text:p text:style-name="P1"><text:a xlink:type="simple" xlink:href="mailto:someonesdad1@gmail.com"><text:span text:style-name="T1">someonesdad1@gmail.com</text:span></text:a><text:span text:style-name="T1"> </text:span><text:user-defined style:data-style-name="N0" text:name="Version date">20 Aug 2009</text:user-defined></text:p>
      <text:p text:style-name="Subtitle">Minor changes: <text:s/>8 Mar 2010, <text:span text:style-name="T1">22 Jun 2014</text:span></text:p>
      <text:p text:style-name="Text_20_body"/>
      <text:p text:style-name="P2"><text:span text:style-name="T1">Please see the </text:span><text:span text:style-name="Code"><text:span text:style-name="T1">0readme</text:span></text:span><text:span text:style-name="T1"> file for a list of the files included in the package.</text:span></text:p>
      <text:h text:style-name="Heading_20_1" text:outline-level="1">Needed hardware</text:h>
      <text:p text:style-name="Text_20_body">You will need a Radio Shack 22-812 digital multimeter (currently selling for around $70). <text:s/>It has a 9 pin female D connector that allows you to connect a serial cable to the meter. <text:s/>The two python scripts can then be used to gather readings from the meter.</text:p>
      <text:p text:style-name="Text_20_body">You'll also need a serial cable with a 9 pin male connector on one end. <text:s/>The other end will need to fit your computer's serial port. <text:s/>Computers typically don't come with serial ports anymore but you can buy USB to serial adapters for around $15 each. <text:s/></text:p>
      <text:h text:style-name="Heading_20_1" text:outline-level="1">Needed software</text:h>
      <text:p text:style-name="Text_20_body">You'll need python, an open source general purpose programming language. <text:s/>You can get it from <text:a xlink:type="simple" xlink:href="http://www.python.org/">http://www.python.org</text:a>. <text:s/>The current version at this writing was 2.6.2, which is what I tested with. <text:s/></text:p>
      <text:p text:style-name="Text_20_body">You'll also need PySerial from <text:a xlink:type="simple" xlink:href="http://pyserial.sourceforge.net/">http://pyserial.sourceforge.net</text:a>. <text:s/>This is a python module that makes it simple to talk to a serial port.</text:p>
      <text:p text:style-name="Text_20_body">If you want to use the GUI interface in <text:span text:style-name="Code">meter.py</text:span>, you'll need to install wxPython, an open source project that wraps the C++ wxWidgets library in python clothing. <text:s/>You can get wxPython from <text:a xlink:type="simple" xlink:href="http://www.wxpython.org/">http://www.wxpython.org</text:a>. <text:s/>I developed the program with wxPython 2.8.10.1. <text:s/>Since the <text:span text:style-name="Code">meter.py</text:span> script uses only simple widgets, the script will likely work with nearly any version of wxPython.</text:p>
      <text:h text:style-name="Heading_20_1" text:outline-level="1">rs22812.py</text:h>
      <text:p text:style-name="Text_20_body">This script contains a python object that encapsulates the effort needed to talk to the meter. <text:s/>It can be used in one of two ways.</text:p>
      <text:p text:style-name="Text_20_body">First, you can use it in your own code. <text:s/>When you instantiate the RS22812 object, you pass in the COM port (either a number (on MS Windows) or a device name). <text:s/>Then you call the <text:span text:style-name="Code">GetReading()</text:span> method and you'll get a tuple of strings returned. <text:s/>The strings are:</text:p>
      <text:list xml:id="list6414716463741031585" text:style-name="L1">
        <text:list-item>
          <text:p text:style-name="P5">Reading</text:p>
        </text:list-item>
        <text:list-item>
          <text:p text:style-name="P5">Mode</text:p>
        </text:list-item>
        <text:list-item>
          <text:p text:style-name="P5">Modifiers</text:p>
        </text:list-item>
      </text:list>
      <text:p text:style-name="Text_20_body">The Reading string will be a number followed by a unit. <text:s/>If the <text:span text:style-name="Code">~</text:span> character is appended to the unit, it means it was an AC measurement.</text:p>
      <text:p text:style-name="Text_20_body">The Mode string will indicate the mode of the instrument. <text:s/>See the comments in the code for what these are. <text:s/>The information is largely redundant with what's already given in the Reading string.</text:p>
      <text:p text:style-name="Text_20_body">The Modifier tuple contains strings that tell more about the meter's state. <text:s/>Some that you'll see ar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Code">AUTO</text:span></text:p>
          </table:table-cell>
          <table:table-cell table:style-name="Table2.A1" office:value-type="string">
            <text:p text:style-name="Table_20_Contents">The meter is in auto ranging mode. <text:s/>If not present, the range is fixed.</text:p>
          </table:table-cell>
        </table:table-row>
        <table:table-row>
          <table:table-cell table:style-name="Table2.A1" office:value-type="string">
            <text:p text:style-name="Table_20_Contents"><text:span text:style-name="Code">REL</text:span></text:p>
          </table:table-cell>
          <table:table-cell table:style-name="Table2.A1" office:value-type="string">
            <text:p text:style-name="Table_20_Contents">Readings are relative. <text:s/>When the REL button is pressed, the reading is stored and subtracted from subsequent readings. <text:s/>Press the REL button again to <text:soft-page-break/>turn this mode off.</text:p>
          </table:table-cell>
        </table:table-row>
        <table:table-row>
          <table:table-cell table:style-name="Table2.A1" office:value-type="string">
            <text:p text:style-name="Table_20_Contents"><text:span text:style-name="Code">MAX</text:span></text:p>
          </table:table-cell>
          <table:table-cell table:style-name="Table2.A1" office:value-type="string">
            <text:p text:style-name="Table_20_Contents">Shown when the MAX/MIN button is pressed. <text:s/>This displays the maximum reading seen.</text:p>
          </table:table-cell>
        </table:table-row>
        <table:table-row>
          <table:table-cell table:style-name="Table2.A1" office:value-type="string">
            <text:p text:style-name="Table_20_Contents"><text:span text:style-name="Code">MIN</text:span></text:p>
          </table:table-cell>
          <table:table-cell table:style-name="Table2.A1" office:value-type="string">
            <text:p text:style-name="Table_20_Contents">Press the MAX/MIN button twice to see the minimum reading.</text:p>
          </table:table-cell>
        </table:table-row>
        <table:table-row>
          <table:table-cell table:style-name="Table2.A1" office:value-type="string">
            <text:p text:style-name="Table_20_Contents"><text:span text:style-name="Code">HOLD</text:span></text:p>
          </table:table-cell>
          <table:table-cell table:style-name="Table2.A1" office:value-type="string">
            <text:p text:style-name="Table_20_Contents">The last reading is frozen.</text:p>
          </table:table-cell>
        </table:table-row>
      </table:table>
      <text:p text:style-name="Text_20_body">The second way to use the script is as a console data logger. <text:s/>Run the script as <text:span text:style-name="Code">python rs22812.py</text:span> and it will print out readings to stdout. <text:s/>For example, here were some samples from a 2 volt peak-to-peak square wave:</text:p>
      <text:p text:style-name="Code">19Aug2009-11:28:19 [1] ('-1.008 V', 'DC V', ())</text:p>
      <text:p text:style-name="Code">19Aug2009-11:28:20 [2] ('0.998 V', 'DC V', ())</text:p>
      <text:p text:style-name="Code">19Aug2009-11:28:22 [3] ('1.007 V', 'DC V', ())</text:p>
      <text:p text:style-name="Code">19Aug2009-11:28:24 [4] ('1.007 V', 'DC V', ())</text:p>
      <text:p text:style-name="Code">19Aug2009-11:28:26 [5] ('-1.008 V', 'DC V', ())</text:p>
      <text:p text:style-name="Code">19Aug2009-11:28:27 [6] ('-1.007 V', 'DC V', ())</text:p>
      <text:p text:style-name="Code">19Aug2009-11:28:29 [7] ('-1.007 V', 'DC V', ())</text:p>
      <text:p text:style-name="Code">19Aug2009-11:28:31 [8] ('1.007 V', 'DC V', ())</text:p>
      <text:p text:style-name="Code">19Aug2009-11:28:32 [9] ('1.007 V', 'DC V', ())</text:p>
      <text:p text:style-name="Code">19Aug2009-11:28:34 [10] ('1.007 V', 'DC V', ())</text:p>
      <text:p text:style-name="Code">19Aug2009-11:28:36 [11] ('-1.007 V', 'DC V', ())</text:p>
      <text:p text:style-name="Code">19Aug2009-11:28:38 [12] ('-1.007 V', 'DC V', ())</text:p>
      <text:p text:style-name="Code">19Aug2009-11:28:39 [13] ('-1.007 V', 'DC V', ())</text:p>
      <text:p text:style-name="Code">19Aug2009-11:28:41 [14] ('1.007 V', 'DC V', ())</text:p>
      <text:p text:style-name="Code_20_end">19Aug2009-11:28:43 [15] ('1.007 V', 'DC V', ())</text:p>
      <text:p text:style-name="Text_20_body">The readings are time-stamped, numbered, and you can see the tuple of information that <text:span text:style-name="Code">GetReading()</text:span> returns. <text:s/>In this case, the <text:span text:style-name="Code">AUTO</text:span> modifier was off because you would otherwise occasionally see 0F on the screen (represents overflow while the meter is autoranging).</text:p>
      <text:p text:style-name="Text_20_body">You can see that the meter is not quite able to keep up with a 1 second sampling interval.</text:p>
      <text:h text:style-name="Heading_20_1" text:outline-level="1">meter.py</text:h>
      <text:p text:style-name="Text_20_body">This is a convenience GUI utility that lets you start and stop the readings and set the sampling rate. <text:s/>The readings made are automatically appended to a log file with a time stamp. <text:s/>Here's a screen shot of the program running:</text:p>
      <text:p text:style-name="Text_20_body"><draw:frame draw:style-name="fr1" draw:name="graphics1" text:anchor-type="paragraph" svg:width="4.6882in" svg:height="2.6252in" draw:z-index="0"><draw:image xlink:href="../pictures/screen_shot.jpg" xlink:type="simple" xlink:show="embed" xlink:actuate="onLoad" draw:filter-name="&lt;All formats&gt;"/></draw:frame></text:p>
      <text:p text:style-name="Text_20_body"><text:soft-page-break/>The time of the last reading is shown at the top; next is the reading and any modifier. <text:s/>The <text:span text:style-name="Code_2c__20_red">Stop</text:span> button shows Start when readings aren't being made and shows Stop when readings are being made (it's a toggle button). <text:s/></text:p>
      <text:p text:style-name="Text_20_body">The <text:span text:style-name="Code_2c__20_red">Tips</text:span> button can be used to turn tips on. <text:s/>When you hold the mouse over an object, a window will pop up after a delay explaining what the object is.</text:p>
      <text:p text:style-name="Text_20_body">The <text:span text:style-name="Code_2c__20_red">Sample rate</text:span> box is used to set the sampling rate. <text:s/>You only need to press the <text:span text:style-name="Code_2c__20_red">Set</text:span> button if you want to change the sampling rate after the <text:span text:style-name="Code_2c__20_red">Start</text:span> button has been pressed.</text:p>
      <text:p text:style-name="Text_20_body">You'll want to make sure you change the meter.py script to include the proper serial port designator for your system -- it is unlikely you'll use the same default as I did. <text:s/></text:p>
      <text:p text:style-name="Text_20_body">The data read from the meter are logged in a file. <text:s/>Here's a sample of the data:</text:p>
      <text:p text:style-name="Code_20_end">Program started 19Aug2009-11:40:20<text:line-break/> <text:s/>Start button pressed 19Aug2009-11:40:26<text:line-break/> <text:s/>New sampling interval 1 s 19Aug2009-11:40:26<text:line-break/> <text:s text:c="3"/>19Aug2009-11:40:27 [1] ('-0.999 V', 'DC V', ('Auto',))<text:line-break/> <text:s text:c="3"/>19Aug2009-11:40:29 [2] ('-0.999 V', 'DC V', ('Auto',))<text:line-break/> <text:s text:c="3"/>19Aug2009-11:40:30 [3] ('-1.000 V', 'DC V', ('Auto',))<text:line-break/> <text:s text:c="3"/>19Aug2009-11:40:32 [4] ('1.008 V', 'DC V', ('Auto',))<text:line-break/> <text:s text:c="3"/>19Aug2009-11:40:33 [5] ('1.008 V', 'DC V', ('Auto',))<text:line-break/> <text:s text:c="3"/>19Aug2009-11:40:35 [6] ('1.008 V', 'DC V', ('Auto',))<text:line-break/> <text:s/>Stop button pressed 19Aug2009-11:40:35<text:line-break/> <text:s/>New sampling interval 2 s 19Aug2009-11:40:39<text:line-break/> <text:s/>Start button pressed 19Aug2009-11:40:43<text:line-break/> <text:s text:c="3"/>19Aug2009-11:40:43 [1] ('1.008 V', 'DC V', ('Auto',))<text:line-break/> <text:s text:c="3"/>19Aug2009-11:40:46 [2] ('-1.003 V', 'DC V', ('Auto',))<text:line-break/> <text:s text:c="3"/>19Aug2009-11:40:49 [3] ('-0.999 V', 'DC V', ('Auto',))<text:line-break/> <text:s text:c="3"/>19Aug2009-11:40:52 [4] ('1.008 V', 'DC V', ('Auto',))<text:line-break/> <text:s/>Stop button pressed 19Aug2009-11:40:53<text:line-break/> <text:s/>Program ended 19Aug2009-11:40:59</text:p>
      <text:p text:style-name="Text_20_body">The readings are timestamped as well as numbered from when the <text:span text:style-name="Code_2c__20_red">Start</text:span> button was pressed. <text:s/>You can't see it from this example, but there's a blank line inserted before "<text:span text:style-name="Code">Program started...</text:span>" for each invocation of the program. <text:s/>This, along with the indentation, makes it easier to find relevant data.</text:p>
      <text:p text:style-name="Text_20_body">The <text:span text:style-name="Code">settings</text:span> variable at the beginning of the file lets you change various settings in the program.</text:p>
      <text:p text:style-name="Text_20_body">If you start the program without the digital multimeter turned on, the program will block indefinitely because there is no timeout set for the serial port. <text:s/>The <text:span text:style-name="Code_2c__20_red">Stop</text:span> button won't work and you'll just have to kill the program unless you want to turn on the me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in" fo:margin-right="0in" fo:text-indent="0in" style:auto-text-indent="false"/>
      <style:text-properties fo:font-size="11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style:contextual-spacing="false" fo:text-indent="0in" style:auto-text-indent="false"/>
      <style:text-properties fo:font-size="11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style:contextual-spacing="false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style:contextual-spacing="false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style:contextual-spacing="false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style:contextual-spacing="false" fo:text-indent="0in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style:contextual-spacing="false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fo:font-size="10pt" fo:font-style="italic" fo:font-weight="bold" style:font-size-asian="10pt" style:font-style-asian="italic" style:font-name-complex="Tahoma1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in" fo:margin-bottom="0.0799in" style:contextual-spacing="false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style:contextual-spacing="false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family="'Lucida Console'" style:font-style-name="Bold" style:font-family-generic="modern" style:font-pitch="fixed" fo:font-size="10pt" fo:font-weight="bold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 fo:font-family="Timing" style:font-style-name="Regular" style:font-family-generic="roman" style:font-pitch="fixed" style:font-charset="x-symbol"/>
    </style:style>
    <style:style style:name="Code_20_end" style:display-name="Code end" style:family="paragraph" style:parent-style-name="Code">
      <style:paragraph-properties fo:margin-top="0in" fo:margin-bottom="0.0799in" style:contextual-spacing="false"/>
    </style:style>
    <style:style style:name="Where" style:family="paragraph" style:parent-style-name="Text_20_body" style:class="text">
      <style:paragraph-properties fo:margin-left="0.4925in" fo:margin-right="0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class="text">
      <style:paragraph-properties fo:margin-top="0in" fo:margin-bottom="0.0799in" style:contextual-spacing="false"/>
    </style:style>
    <style:style style:name="Package_20_contents" style:display-name="Package contents" style:family="paragraph" style:parent-style-name="Standard">
      <style:paragraph-properties fo:margin-left="0in" fo:margin-right="0in" fo:text-indent="0in" style:auto-text-indent="false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family="'Courier New'" style:font-family-generic="modern" style:font-pitch="fixed" fo:font-size="11pt" fo:background-color="transparen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family="Timing" style:font-style-name="Regular" style:font-family-generic="roman" style:font-pitch="fixed" style:font-charset="x-symbol" fo:font-size="11pt"/>
    </style:style>
    <style:style style:name="Code" style:family="text">
      <style:text-properties fo:color="#00538d" style:font-name="Lucida Console" fo:font-family="'Lucida Console'" style:font-style-name="Bold" style:font-family-generic="modern" style:font-pitch="fixed" fo:font-size="10pt" fo:font-weight="bold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c__20_red" style:display-name="Code, red" style:family="text" style:parent-style-name="Code">
      <style:text-properties fo:color="#d63247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 draw:shadow-opacity="100%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text:bullet-char="">
        <style:list-level-properties text:space-before="2in" text:min-label-width="0.2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  <style:master-page style:name="Landscape_20_1_2f_2_22__20_margins" style:display-name="Landscape 1/2&quot; margins" style:page-layout-name="Mpm2"/>
    <style:master-page style:name="Portrait_20_1_2f_2_22__20_margins" style:display-name="Portrait 1/2&quot; margins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>Software for Radio Shack 22-812 Digital Multimeter</dc:title>
    <meta:editing-cycles>1</meta:editing-cycles>
    <meta:editing-duration>P0D</meta:editing-duration>
    <meta:creation-date>2014-06-22T08:26:01.223912918</meta:creation-date>
    <meta:document-statistic meta:table-count="1" meta:image-count="1" meta:object-count="0" meta:page-count="3" meta:paragraph-count="60" meta:word-count="1096" meta:character-count="6617" meta:non-whitespace-character-count="5487"/>
    <meta:user-defined meta:name="Version date">20 Aug 2009</meta:user-defined>
    <meta:template xlink:type="simple" xlink:actuate="onRequest" xlink:title="Normal" xlink:href="../../../../doc/templates_open_office/Normal.ott" meta:date="2009-08-19T10:45:38"/>
  </office:meta>
</office:document-meta>
</file>